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color="#0000cc" loext:opacity="100%" style:font-name="arial narrow" fo:font-size="14pt" fo:font-weight="bold" officeooo:paragraph-rsid="000812c5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fo:color="#0000cc" loext:opacity="100%" style:font-name="arial narrow" fo:font-size="14pt" fo:font-weight="bold" officeooo:paragraph-rsid="00a376d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color="#0000cc" loext:opacity="100%" style:font-name="arial narrow" fo:font-size="14pt" fo:font-weight="bold" officeooo:rsid="00698bff" officeooo:paragraph-rsid="00a88f81" style:font-size-asian="14pt" style:font-weight-asian="bold" style:font-size-complex="14pt" style:font-weight-complex="bold" fo:hyphenate="false" loext:hyphenation-no-caps="false"/>
    </style:style>
    <style:style style:name="P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color="#0000cc" loext:opacity="100%" style:font-name="arial narrow" fo:font-size="12pt" fo:font-weight="bold" officeooo:rsid="00698bff" officeooo:paragraph-rsid="00f1ded1" style:font-size-asian="12pt" style:font-weight-asian="bold" style:font-size-complex="12pt" style:font-weight-complex="bold" fo:hyphenate="false" loext:hyphenation-no-caps="false"/>
    </style:style>
    <style:style style:name="P8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cc" loext:opacity="100%" style:font-name="arial narrow" fo:font-size="12pt" fo:font-weight="bold" officeooo:rsid="00be1a45" officeooo:paragraph-rsid="00c29499" style:font-size-asian="12pt" style:font-weight-asian="bold" style:font-size-complex="12pt" style:font-weight-complex="bold" fo:hyphenate="false" loext:hyphenation-no-caps="false"/>
    </style:style>
    <style:style style:name="P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f1ded1" fo:hyphenate="false" loext:hyphenation-no-caps="false"/>
    </style:style>
    <style:style style:name="P10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10a559b" fo:hyphenate="false" loext:hyphenation-no-caps="false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 style:page-number="auto"/>
      <style:text-properties officeooo:paragraph-rsid="0085c9ef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 style:text-autospace="none"/>
    </style:style>
    <style:style style:name="P1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dd096f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e2bac9"/>
    </style:style>
    <style:style style:name="P17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/>
      </style:paragraph-properties>
      <style:text-properties officeooo:paragraph-rsid="00cb01f8"/>
    </style:style>
    <style:style style:name="P18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/>
      </style:paragraph-properties>
      <style:text-properties officeooo:paragraph-rsid="00f1ded1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3d8ca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86981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a5468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>
        <style:tab-stops>
          <style:tab-stop style:position="1.5752in"/>
        </style:tab-stops>
      </style:paragraph-properties>
      <style:text-properties officeooo:paragraph-rsid="00ffc4b1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0ffc4b1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04aaf3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060a6f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16b9d9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1070b0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/>
      <style:text-properties officeooo:paragraph-rsid="0116d2eb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  <style:text-properties officeooo:paragraph-rsid="00bb41dc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  <style:text-properties officeooo:paragraph-rsid="00b5fc48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>
        <style:tab-stops>
          <style:tab-stop style:position="1.5752in"/>
        </style:tab-stops>
      </style:paragraph-properties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</style:style>
    <style:style style:name="P33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officeooo:paragraph-rsid="00ec9da9" fo:hyphenate="false" loext:hyphenation-no-caps="false"/>
    </style:style>
    <style:style style:name="P34" style:family="paragraph" style:parent-style-name="List_20_Paragraph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f1ded1" fo:hyphenate="false" loext:hyphenation-no-caps="false"/>
    </style:style>
    <style:style style:name="P35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officeooo:paragraph-rsid="00f1ded1" fo:hyphenate="false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0ffc4b1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116b9d9"/>
    </style:style>
    <style:style style:name="P38" style:family="paragraph" style:parent-style-name="List_20_Paragraph">
      <loext:graphic-properties draw:fill-gradient-name="gradient" draw:fill-hatch-name="hatch"/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font-size="12pt" officeooo:paragraph-rsid="000812c5" style:font-size-asian="12pt" style:font-size-complex="12pt"/>
    </style:style>
    <style:style style:name="P39" style:family="paragraph" style:parent-style-name="List_20_Paragraph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style:text-autospace="none" style:writing-mode="lr-tb">
        <style:tab-stops/>
      </style:paragraph-properties>
      <style:text-properties fo:font-size="12pt" officeooo:paragraph-rsid="00f1ded1" style:font-size-asian="12pt" style:font-size-complex="12pt" fo:hyphenate="false" loext:hyphenation-no-caps="false"/>
    </style:style>
    <style:style style:name="P40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font-size="12pt" officeooo:paragraph-rsid="00f1ded1" style:font-size-asian="12pt" style:font-size-complex="12pt" fo:hyphenate="false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/>
      <style:text-properties fo:font-size="12pt" officeooo:paragraph-rsid="00cb01f8" style:font-size-asian="12pt" style:font-size-complex="12pt"/>
    </style:style>
    <style:style style:name="P42" style:family="paragraph" style:parent-style-name="List_20_Paragraph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>
        <style:tab-stops>
          <style:tab-stop style:position="0.2484in"/>
        </style:tab-stops>
      </style:paragraph-properties>
      <style:text-properties style:font-name="arial narrow" fo:font-size="12pt" fo:font-weight="bold" officeooo:rsid="0043ab1d" officeooo:paragraph-rsid="00948b24" style:font-size-asian="12pt" style:font-weight-asian="bold" style:font-size-complex="12pt" style:font-weight-complex="bold"/>
    </style:style>
    <style:style style:name="P43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44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ee94b1" fo:hyphenate="false" loext:hyphenation-no-caps="false"/>
    </style:style>
    <style:style style:name="P45" style:family="paragraph" style:parent-style-name="List_20_Paragraph" style:list-style-name="L1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15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d6a0d5" fo:hyphenate="false" loext:hyphenation-no-caps="false"/>
    </style:style>
    <style:style style:name="P46" style:family="paragraph" style:parent-style-name="List_20_Paragraph" style:list-style-name="L2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47" style:family="paragraph" style:parent-style-name="List_20_Paragraph" style:list-style-name="L2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963f0f" fo:hyphenate="false" loext:hyphenation-no-caps="false"/>
    </style:style>
    <style:style style:name="P48" style:family="paragraph" style:parent-style-name="List_20_Paragraph" style:list-style-name="L1">
      <loext:graphic-properties draw:fill-gradient-name="gradient" draw:fill-hatch-name="hatch"/>
      <style:paragraph-properties fo:margin-top="0in" fo:margin-bottom="0in" style:contextual-spacing="false" fo:line-height="115%" fo:text-align="justify" style:justify-single-word="false">
        <style:tab-stops>
          <style:tab-stop style:position="0.2484in"/>
        </style:tab-stops>
      </style:paragraph-properties>
      <style:text-properties officeooo:paragraph-rsid="00948b24"/>
    </style:style>
    <style:style style:name="P49" style:family="paragraph" style:parent-style-name="List_20_Paragraph" style:list-style-name="L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b0b8cf" officeooo:paragraph-rsid="00963f0f" style:text-blinking="false" fo:background-color="transparent" style:font-size-asian="12pt" style:font-style-asian="normal" style:font-weight-asian="bold" style:font-size-complex="12pt" style:font-style-complex="normal" style:font-weight-complex="bold" fo:hyphenate="false" loext:hyphenation-no-caps="false"/>
    </style:style>
    <style:style style:name="P50" style:family="paragraph" style:parent-style-name="List_20_Paragraph" style:list-style-name="L2" style:master-page-name="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fo:font-weight="normal" officeooo:paragraph-rsid="0114fb7f" style:font-weight-asian="normal" style:font-weight-complex="normal" fo:hyphenate="false" loext:hyphenation-no-caps="false"/>
    </style:style>
    <style:style style:name="P51" style:family="paragraph" style:parent-style-name="List_20_Paragraph" style:list-style-name="L2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fo:font-weight="normal" officeooo:paragraph-rsid="0114fb7f" style:font-weight-asian="normal" style:font-weight-complex="normal" fo:hyphenate="false" loext:hyphenation-no-caps="false"/>
    </style:style>
    <style:style style:name="P52" style:family="paragraph" style:parent-style-name="List_20_Paragraph" style:list-style-name="L2">
      <loext:graphic-properties draw:fill="none" draw:fill-gradient-name="gradient" draw:fill-hatch-name="hatch"/>
      <style:paragraph-properties fo:margin-left="0.25in" fo:margin-right="0in" fo:margin-top="0in" fo:margin-bottom="0in" style:contextual-spacing="false" fo:line-height="115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fo:font-weight="normal" officeooo:paragraph-rsid="01198578" style:font-weight-asian="normal" style:font-weight-complex="normal" fo:hyphenate="false" loext:hyphenation-no-caps="false"/>
    </style:style>
    <style:style style:name="P53" style:family="paragraph" style:parent-style-name="Standard" style:master-page-name="MP0">
      <loext:graphic-properties draw:fill-gradient-name="gradient" draw:fill-hatch-name="hatch"/>
      <style:paragraph-properties fo:margin-top="0in" fo:margin-bottom="0in" style:contextual-spacing="false" fo:line-height="115%" style:page-number="auto" fo:break-before="page"/>
    </style:style>
    <style:style style:name="P54" style:family="paragraph" style:parent-style-name="Standard" style:list-style-name="L2">
      <loext:graphic-properties draw:fill="none" draw:fill-gradient-name="gradient" draw:fill-hatch-name="hatch"/>
      <style:paragraph-properties fo:margin-top="0in" fo:margin-bottom="0in" style:contextual-spacing="false" fo:line-height="115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e7f985" fo:hyphenate="false" loext:hyphenation-no-caps="false"/>
    </style:style>
    <style:style style:name="T1" style:family="text">
      <style:text-properties fo:color="#0000cc" loext:opacity="100%" style:font-name="arial narrow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cc" loext:opacity="100%" style:font-name="arial narrow" fo:font-size="16pt" fo:font-weight="bold" officeooo:rsid="00114aef" style:font-size-asian="16pt" style:font-weight-asian="bold" style:font-size-complex="16pt" style:font-weight-complex="bold"/>
    </style:style>
    <style:style style:name="T3" style:family="text">
      <style:text-properties fo:color="#0000cc" loext:opacity="100%" style:font-name="arial narrow" fo:font-size="12pt" fo:font-weight="bold" officeooo:rsid="00274091" style:font-size-asian="12pt" style:font-weight-asian="bold" style:font-size-complex="12pt" style:font-weight-complex="bold"/>
    </style:style>
    <style:style style:name="T4" style:family="text">
      <style:text-properties fo:color="#0000cc" loext:opacity="100%" style:font-name="arial narrow" fo:font-size="12pt" fo:font-weight="bold" officeooo:rsid="007d8917" style:font-size-asian="12pt" style:font-weight-asian="bold" style:font-size-complex="12pt" style:font-weight-complex="bold"/>
    </style:style>
    <style:style style:name="T5" style:family="text">
      <style:text-properties fo:color="#0000cc" loext:opacity="100%" style:font-name="arial narrow" fo:font-size="12pt" fo:font-weight="bold" officeooo:rsid="008727f6" style:font-size-asian="12pt" style:font-weight-asian="bold" style:font-size-complex="12pt" style:font-weight-complex="bold"/>
    </style:style>
    <style:style style:name="T6" style:family="text">
      <style:text-properties fo:color="#0000cc" loext:opacity="100%" style:font-name="arial narrow" fo:font-size="12pt" fo:font-weight="bold" officeooo:rsid="00274091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cc" loext:opacity="100%" style:font-name="arial narrow" fo:font-size="12pt" fo:font-weight="bold" officeooo:rsid="0103b0d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0000cc" loext:opacity="100%" style:font-name="arial narrow" fo:font-size="12pt" fo:font-weight="bold" officeooo:rsid="0104aaf3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cc" loext:opacity="100%" style:font-name="arial narrow" fo:font-size="12pt" fo:language="en" fo:country="US" fo:font-style="normal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cc" loext:opacity="100%" style:font-name="arial narrow" fo:font-size="12pt" fo:language="en" fo:country="US" fo:font-style="normal" fo:font-weight="bold" officeooo:rsid="00f8698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cc" loext:opacity="100%" style:font-name="arial narrow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cc" loext:opacity="100%" style:font-name="arial narrow" fo:font-size="14pt" fo:font-weight="bold" officeooo:rsid="00fcf558" style:font-size-asian="14pt" style:font-weight-asian="bold" style:font-size-complex="14pt" style:font-weight-complex="bold"/>
    </style:style>
    <style:style style:name="T13" style:family="text">
      <style:text-properties fo:color="#0000cc" loext:opacity="100%" style:font-name="arial narrow" fo:font-size="14pt" fo:language="en" fo:country="US" fo:font-weight="bold" officeooo:rsid="0008f617" style:font-size-asian="14pt" style:font-weight-asian="bold" style:font-size-complex="14pt" style:font-weight-complex="bold"/>
    </style:style>
    <style:style style:name="T14" style:family="text">
      <style:text-properties fo:color="#0000cc" loext:opacity="100%" style:font-name="arial narrow" fo:font-weight="bold" style:font-weight-asian="bold" style:font-weight-complex="bold"/>
    </style:style>
    <style:style style:name="T15" style:family="text">
      <style:text-properties fo:color="#0000cc" loext:opacity="100%" style:font-name="arial narrow" fo:font-weight="bold" officeooo:rsid="00698bff" style:font-weight-asian="bold" style:font-weight-complex="bold"/>
    </style:style>
    <style:style style:name="T16" style:family="text">
      <style:text-properties fo:color="#0000cc" loext:opacity="100%" style:font-name="arial narrow" fo:font-weight="bold" officeooo:rsid="006a2e49" style:font-weight-asian="bold" style:font-weight-complex="bold"/>
    </style:style>
    <style:style style:name="T17" style:family="text">
      <style:text-properties fo:color="#0000cc" loext:opacity="100%" style:font-name="arial narrow" fo:font-weight="bold" officeooo:rsid="007aae56" style:font-weight-asian="bold" style:font-weight-complex="bold"/>
    </style:style>
    <style:style style:name="T18" style:family="text">
      <style:text-properties fo:color="#0000cc" loext:opacity="100%" style:font-name="arial narrow" fo:font-weight="bold" officeooo:rsid="00be1a45" style:font-weight-asian="bold" style:font-weight-complex="bold"/>
    </style:style>
    <style:style style:name="T19" style:family="text">
      <style:text-properties fo:color="#0000cc" loext:opacity="100%" style:font-name="arial narrow" fo:language="en" fo:country="US" fo:font-weight="bold" style:font-weight-asian="bold" style:font-weight-complex="bold"/>
    </style:style>
    <style:style style:name="T20" style:family="text">
      <style:text-properties fo:color="#0000cc" loext:opacity="100%" style:font-name="arial narrow" fo:language="en" fo:country="US" fo:font-weight="bold" officeooo:rsid="00f3d8ca" style:font-weight-asian="bold" style:font-weight-complex="bold"/>
    </style:style>
    <style:style style:name="T21" style:family="text">
      <style:text-properties fo:color="#0000cc" loext:opacity="100%" style:font-name="arial narrow" fo:font-style="normal" fo:font-weight="bold" officeooo:rsid="00eb89c4" fo:background-color="#ffffff" loext:char-shading-value="0" style:font-style-asian="normal" style:font-weight-asian="bold" style:font-name-complex="Helvetica" style:font-style-complex="normal" style:font-weight-complex="bold"/>
    </style:style>
    <style:style style:name="T22" style:family="text">
      <style:text-properties fo:color="#000000" loext:opacity="100%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23" style:family="text">
      <style:text-properties fo:color="#000000" loext:opacity="100%" style:font-name="arial narrow" fo:font-size="12pt" fo:font-weight="bold" officeooo:rsid="005c6aad" style:font-size-asian="12pt" style:font-weight-asian="bold" style:font-name-complex="Helvetica" style:font-size-complex="12pt" style:font-weight-complex="bold"/>
    </style:style>
    <style:style style:name="T24" style:family="text">
      <style:text-properties fo:color="#000000" loext:opacity="100%" style:font-name="arial narrow" fo:font-size="12pt" fo:font-weight="bold" officeooo:rsid="0113dc73" style:font-size-asian="12pt" style:font-weight-asian="bold" style:font-name-complex="Helvetica" style:font-size-complex="12pt" style:font-weight-complex="bold"/>
    </style:style>
    <style:style style:name="T25" style:family="text">
      <style:text-properties fo:color="#000000" loext:opacity="100%" style:font-name="arial narrow" fo:font-size="12pt" fo:font-weight="bold" officeooo:rsid="0103b0de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arial narrow" fo:font-size="12pt" fo:language="en" fo:country="US" fo:font-style="normal" fo:font-weight="normal" officeooo:rsid="00fa546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style:font-name="arial narrow" fo:font-size="12pt" fo:language="en" fo:country="US" fo:font-style="normal" fo:font-weight="bold" officeooo:rsid="00f8698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loext:opacity="100%" style:font-name="arial narrow" fo:font-size="12pt" fo:language="en" fo:country="US" fo:font-style="normal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loext:opacity="100%" style:font-name="arial narrow" fo:font-size="12pt" fo:language="en" fo:country="US" fo:font-style="normal" fo:font-weight="bold" officeooo:rsid="00fa546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loext:opacity="100%" style:font-name="arial narrow" fo:font-size="12pt" fo:language="en" fo:country="US" fo:font-style="normal" fo:font-weight="bold" officeooo:rsid="00ffc4b1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loext:opacity="100%" style:font-name="arial narrow" fo:font-size="12pt" fo:language="en" fo:country="US" fo:font-style="normal" style:text-underline-style="none" fo:font-weight="bold" officeooo:rsid="00fa5468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loext:opacity="100%" style:font-name="arial narrow" fo:font-size="12pt" fo:language="en" fo:country="US" fo:font-style="normal" style:text-underline-style="none" fo:font-weight="bold" officeooo:rsid="00f3d8ca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loext:opacity="100%" style:font-name="arial narrow" fo:font-size="12pt" fo:font-weight="normal" officeooo:rsid="0103b0d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a" loext:opacity="100%" style:font-name="arial narrow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a" loext:opacity="100%" style:font-name="arial narrow"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e7f985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2c141b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bold" officeooo:rsid="00114ae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italic" style:text-underline-style="none" fo:font-weight="normal" officeooo:rsid="00114aef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italic" style:text-underline-style="none" fo:font-weight="normal" officeooo:rsid="00114aef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43ab1d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581154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43ab1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b0b8c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officeooo:rsid="0043ab1d" style:text-blinking="false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officeooo:rsid="0114fb7f" style:text-blinking="false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officeooo:rsid="01198578" style:text-blinking="false" fo:background-color="transparent" loext:char-shading-value="0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 narrow" fo:font-size="12pt" fo:language="ru" fo:country="RU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33% 100%" style:font-name="arial narrow" fo:font-size="12pt" fo:font-style="normal" fo:font-weight="normal" officeooo:rsid="00d66f18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use-window-font-color="true" loext:opacity="0%" style:text-position="0% 100%" style:font-name="arial narrow" fo:font-size="12pt" fo:font-style="normal" fo:font-weight="normal" officeooo:rsid="004d337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use-window-font-color="true" loext:opacity="0%" style:text-position="0% 100%" style:font-name="arial narrow" fo:font-size="12pt" fo:font-style="normal" fo:font-weight="bold" officeooo:rsid="004d3374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use-window-font-color="true" loext:opacity="0%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arial narrow" fo:font-size="12pt" fo:font-weight="normal" officeooo:rsid="006a2e49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arial narrow" fo:font-size="12pt" fo:font-weight="normal" officeooo:rsid="006c0fc4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arial narrow" fo:font-size="12pt" fo:font-weight="normal" officeooo:rsid="006eaa22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arial narrow" fo:font-size="12pt" fo:font-weight="normal" officeooo:rsid="007d891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arial narrow" fo:font-size="12pt" fo:font-weight="normal" officeooo:rsid="008a4a7c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arial narrow" fo:font-size="12pt" fo:font-weight="normal" officeooo:rsid="00a9145a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arial narrow" fo:font-size="12pt" fo:font-weight="normal" officeooo:rsid="00581154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arial narrow" fo:font-size="12pt" fo:font-weight="normal" officeooo:rsid="0061770f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arial narrow" fo:font-size="12pt" fo:font-weight="normal" officeooo:rsid="00f148b6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arial narrow" fo:font-size="12pt" fo:font-weight="normal" officeooo:rsid="00f1ded1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arial narrow" fo:font-size="12pt" fo:font-weight="normal" officeooo:rsid="0072d5bc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arial narrow" fo:font-size="12pt" fo:font-weight="normal" officeooo:rsid="010a559b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arial narrow" fo:font-size="12pt" fo:font-weight="normal" officeooo:rsid="00274091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style:font-name="arial narrow" fo:font-size="12pt" fo:font-weight="normal" officeooo:rsid="00fdb1d8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arial narrow" fo:font-size="12pt" fo:font-weight="normal" officeooo:rsid="007d8917" fo:background-color="transparent" loext:char-shading-value="0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arial narrow" fo:font-size="12pt" fo:font-style="normal" fo:font-weight="normal" officeooo:rsid="0043ab1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use-window-font-color="true" loext:opacity="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use-window-font-color="true" loext:opacity="0%" style:font-name="arial narrow" fo:font-size="12pt" fo:font-style="normal" fo:font-weight="normal" officeooo:rsid="005c6aad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use-window-font-color="true" loext:opacity="0%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use-window-font-color="true" loext:opacity="0%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use-window-font-color="true" loext:opacity="0%" style:font-name="arial narrow" fo:font-size="12pt" fo:font-style="normal" fo:font-weight="normal" officeooo:rsid="0058115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loext:opacity="0%" style:font-name="arial narrow" fo:font-size="12pt" fo:font-style="normal" fo:font-weight="normal" officeooo:rsid="0085c9e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use-window-font-color="true" loext:opacity="0%" style:font-name="arial narrow" fo:font-size="12pt" fo:font-style="normal" fo:font-weight="normal" officeooo:rsid="002c141b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loext:opacity="0%" style:font-name="arial narrow" fo:font-size="12pt" fo:font-style="normal" fo:font-weight="normal" officeooo:rsid="00e7c0da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use-window-font-color="true" loext:opacity="0%" style:font-name="arial narrow" fo:font-size="12pt" fo:font-style="normal" fo:font-weight="normal" officeooo:rsid="00061d2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use-window-font-color="true" loext:opacity="0%" style:font-name="arial narrow" fo:font-size="12pt" fo:font-style="normal" fo:font-weight="normal" officeooo:rsid="004d337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loext:opacity="0%" style:font-name="arial narrow" fo:font-size="12pt" fo:font-style="normal" fo:font-weight="normal" officeooo:rsid="00f1ded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loext:opacity="0%" style:font-name="arial narrow" fo:font-size="12pt" fo:font-style="normal" fo:font-weight="normal" officeooo:rsid="00b26ed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use-window-font-color="true" loext:opacity="0%" style:font-name="arial narrow" fo:font-size="12pt" fo:font-style="normal" fo:font-weight="normal" officeooo:rsid="002c141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use-window-font-color="true" loext:opacity="0%" style:font-name="arial narrow" fo:font-size="12pt" fo:font-style="normal" fo:font-weight="normal" officeooo:rsid="00eb89c4" fo:background-color="#ffffff" loext:char-shading-value="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87" style:family="text">
      <style:text-properties style:use-window-font-color="true" loext:opacity="0%" style:font-name="arial narrow" fo:font-size="12pt" fo:font-style="normal" fo:font-weight="normal" officeooo:rsid="00f1ded1" fo:background-color="#ffffff" loext:char-shading-value="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88" style:family="text">
      <style:text-properties style:use-window-font-color="true" loext:opacity="0%"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use-window-font-color="true" loext:opacity="0%" style:font-name="arial narrow" fo:font-size="12pt" fo:font-style="normal" fo:font-weight="bold" officeooo:rsid="00581154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use-window-font-color="true" loext:opacity="0%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use-window-font-color="true" loext:opacity="0%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use-window-font-color="true" loext:opacity="0%" style:font-name="arial narrow" fo:font-size="12pt" fo:font-style="normal" fo:font-weight="bold" officeooo:rsid="00ee94b1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use-window-font-color="true" loext:opacity="0%" style:font-name="arial narrow" fo:font-size="12pt" fo:font-style="normal" fo:font-weight="bold" officeooo:rsid="004d337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use-window-font-color="true" loext:opacity="0%" style:font-name="arial narrow" fo:font-size="12pt" fo:font-style="normal" fo:font-weight="bold" officeooo:rsid="00eb89c4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95" style:family="text">
      <style:text-properties style:use-window-font-color="true" loext:opacity="0%" style:font-name="arial narrow" fo:font-size="12pt" fo:font-style="normal" fo:font-weight="bold" officeooo:rsid="00f86981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96" style:family="text">
      <style:text-properties style:use-window-font-color="true" loext:opacity="0%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use-window-font-color="true" loext:opacity="0%" style:font-name="arial narrow" fo:font-size="12pt" fo:font-style="normal" style:text-underline-style="none" fo:font-weight="normal" officeooo:rsid="00e7c0da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use-window-font-color="true" loext:opacity="0%" style:font-name="arial narrow" fo:font-size="12pt" fo:font-style="normal" officeooo:rsid="00581154" style:font-size-asian="12pt" style:font-style-asian="normal" style:font-size-complex="12pt" style:font-style-complex="normal"/>
    </style:style>
    <style:style style:name="T99" style:family="text">
      <style:text-properties style:use-window-font-color="true" loext:opacity="0%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use-window-font-color="true" loext:opacity="0%" style:font-name="arial narrow" fo:font-size="12pt" fo:font-style="italic" fo:font-weight="normal" officeooo:rsid="00581154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use-window-font-color="true" loext:opacity="0%" style:font-name="arial narrow" fo:font-size="12pt" fo:font-weight="bold" style:font-size-asian="12pt" style:font-weight-asian="bold" style:font-size-complex="12pt" style:font-weight-complex="bold"/>
    </style:style>
    <style:style style:name="T102" style:family="text">
      <style:text-properties style:use-window-font-color="true" loext:opacity="0%" style:font-name="arial narrow" fo:font-size="12pt" fo:font-weight="bold" officeooo:rsid="007d8917" style:font-size-asian="12pt" style:font-weight-asian="bold" style:font-size-complex="12pt" style:font-weight-complex="bold"/>
    </style:style>
    <style:style style:name="T103" style:family="text">
      <style:text-properties style:use-window-font-color="true" loext:opacity="0%" style:font-name="arial narrow" fo:font-size="12pt" fo:font-weight="bold" officeooo:rsid="00fdb1d8" fo:background-color="transparent" loext:char-shading-value="0" style:font-size-asian="12pt" style:font-weight-asian="bold" style:font-size-complex="12pt" style:font-weight-complex="bold"/>
    </style:style>
    <style:style style:name="T104" style:family="text">
      <style:text-properties style:use-window-font-color="true" loext:opacity="0%" style:font-name="arial narrow" fo:font-size="12pt" style:font-size-asian="12pt" style:font-size-complex="12pt" style:font-weight-complex="bold"/>
    </style:style>
    <style:style style:name="T105" style:family="text">
      <style:text-properties style:use-window-font-color="true" loext:opacity="0%" style:font-name="arial narrow" fo:font-size="12pt" officeooo:rsid="008a4a7c" style:font-size-asian="12pt" style:font-size-complex="12pt" style:font-weight-complex="bold"/>
    </style:style>
    <style:style style:name="T106" style:family="text">
      <style:text-properties style:use-window-font-color="true" loext:opacity="0%" style:font-name="arial narrow" fo:font-size="12pt" fo:language="de" fo:country="AT" fo:font-weight="bold" style:font-size-asian="12pt" style:font-weight-asian="bold" style:font-size-complex="12pt" style:font-weight-complex="bold"/>
    </style:style>
    <style:style style:name="T107" style:family="text">
      <style:text-properties style:use-window-font-color="true" loext:opacity="0%" style:font-name="arial narrow" fo:font-size="12pt" fo:language="de" fo:country="AT" style:font-size-asian="12pt" style:font-size-complex="12pt"/>
    </style:style>
    <style:style style:name="T108" style:family="text">
      <style:text-properties style:use-window-font-color="true" loext:opacity="0%" style:font-name="arial narrow" fo:font-size="12pt" style:text-underline-style="none" fo:font-weight="bold" style:font-size-asian="12pt" style:font-weight-asian="bold" style:font-size-complex="12pt" style:font-weight-complex="bold"/>
    </style:style>
    <style:style style:name="T109" style:family="text">
      <style:text-properties style:use-window-font-color="true" loext:opacity="0%" style:font-name="arial narrow" fo:font-size="12pt" style:text-underline-style="none" fo:font-weight="bold" officeooo:rsid="01168311" style:font-size-asian="12pt" style:font-weight-asian="bold" style:font-size-complex="12pt" style:font-weight-complex="bold"/>
    </style:style>
    <style:style style:name="T110" style:family="text">
      <style:text-properties style:use-window-font-color="true" loext:opacity="0%" style:font-name="arial narrow" fo:font-size="12pt" style:text-underline-style="none" fo:font-weight="bold" officeooo:rsid="002c141b" style:font-size-asian="12pt" style:font-weight-asian="bold" style:font-size-complex="12pt"/>
    </style:style>
    <style:style style:name="T111" style:family="text">
      <style:text-properties style:use-window-font-color="true" loext:opacity="0%" style:font-name="arial narrow" fo:font-size="12pt" style:text-underline-style="none" fo:font-weight="normal" style:font-size-asian="12pt" style:font-weight-asian="normal" style:font-size-complex="12pt" style:font-weight-complex="normal"/>
    </style:style>
    <style:style style:name="T112" style:family="text">
      <style:text-properties style:use-window-font-color="true" loext:opacity="0%" style:font-name="arial narrow" fo:font-size="12pt" style:text-underline-style="none" officeooo:rsid="002c141b" style:font-size-asian="12pt" style:font-size-complex="12pt"/>
    </style:style>
    <style:style style:name="T113" style:family="text">
      <style:text-properties style:use-window-font-color="true" loext:opacity="0%" style:font-name="arial narrow" fo:font-size="12pt" fo:language="en" fo:country="US" fo:font-style="normal" fo:font-weight="bold" officeooo:rsid="004d337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07d8917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116b9d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116d2e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style:font-size-asian="12pt" style:font-style-asian="normal" style:font-weight-asian="bold" style:font-size-complex="12pt" style:font-weight-complex="bold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fo:background-color="transparent" loext:char-shading-value="0" style:font-size-asian="12pt" style:font-style-asian="normal" style:font-weight-asian="bold" style:font-size-complex="12pt" style:font-weight-complex="bold" style:text-emphasize="none"/>
    </style:style>
    <style:style style:name="T119" style:family="text">
      <style:text-properties style:font-name="arial narrow" fo:font-size="12pt" fo:font-weight="bold" officeooo:rsid="0043ab1d" style:font-size-asian="12pt" style:font-weight-asian="bold" style:font-size-complex="12pt" style:font-weight-complex="bold"/>
    </style:style>
    <style:style style:name="T120" style:family="text">
      <style:text-properties style:font-name="arial narrow" fo:font-size="12pt" fo:font-weight="bold" officeooo:rsid="00698bff" style:font-size-asian="12pt" style:font-weight-asian="bold" style:font-size-complex="12pt" style:font-weight-complex="bold"/>
    </style:style>
    <style:style style:name="T121" style:family="text">
      <style:text-properties style:font-name="arial narrow" fo:font-size="12pt" fo:font-weight="bold" officeooo:rsid="006f8c23" style:font-size-asian="12pt" style:font-weight-asian="bold" style:font-size-complex="12pt" style:font-weight-complex="bold"/>
    </style:style>
    <style:style style:name="T122" style:family="text">
      <style:text-properties style:font-name="arial narrow" fo:font-size="12pt" fo:font-weight="bold" style:font-size-asian="10.5pt" style:font-weight-asian="bold" style:font-size-complex="12pt" style:font-weight-complex="bold"/>
    </style:style>
    <style:style style:name="T123" style:family="text">
      <style:text-properties style:font-name="arial narrow" fo:font-size="12pt" style:font-size-asian="12pt" style:font-size-complex="12pt"/>
    </style:style>
    <style:style style:name="T124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5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126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127" style:family="text">
      <style:text-properties style:font-name="arial narrow" fo:font-size="12pt" fo:font-style="normal" officeooo:rsid="0085c9ef" style:font-size-asian="12pt" style:font-style-asian="normal" style:font-size-complex="12pt" style:font-style-complex="normal"/>
    </style:style>
    <style:style style:name="T128" style:family="text">
      <style:text-properties style:font-name="arial narrow" fo:font-size="12pt" fo:font-style="normal" officeooo:rsid="008a4a7c" style:font-size-asian="12pt" style:font-style-asian="normal" style:font-size-complex="12pt" style:font-style-complex="normal"/>
    </style:style>
    <style:style style:name="T129" style:family="text">
      <style:text-properties style:font-name="arial narrow" fo:font-size="12pt" fo:font-style="normal" officeooo:rsid="00b7e61a" style:font-size-asian="12pt" style:font-style-asian="normal" style:font-size-complex="12pt" style:font-style-complex="normal"/>
    </style:style>
    <style:style style:name="T130" style:family="text">
      <style:text-properties style:font-name="arial narrow" fo:font-size="12pt" fo:font-style="normal" officeooo:rsid="00e2bac9" style:font-size-asian="12pt" style:font-style-asian="normal" style:font-size-complex="12pt" style:font-style-complex="normal"/>
    </style:style>
    <style:style style:name="T131" style:family="text">
      <style:text-properties style:font-name="arial narrow" fo:font-size="12pt" fo:font-style="normal" officeooo:rsid="00ee94b1" style:font-size-asian="12pt" style:font-style-asian="normal" style:font-size-complex="12pt" style:font-style-complex="normal"/>
    </style:style>
    <style:style style:name="T132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 narrow" fo:font-size="12pt" fo:font-style="normal" fo:font-weight="bold" officeooo:rsid="00e2bac9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 narrow" fo:font-size="12pt" fo:font-style="normal" fo:font-weight="bold" officeooo:rsid="0082b774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 narrow" fo:font-size="12pt" fo:font-style="normal" fo:font-weight="bold" officeooo:rsid="0085c9ef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 narrow" fo:font-size="12pt" fo:font-style="normal" fo:font-weight="bold" officeooo:rsid="00fea7f7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arial narrow" fo:font-size="12pt" fo:font-style="normal" fo:font-weight="normal" officeooo:rsid="00dd096f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140" style:family="text">
      <style:text-properties style:font-name="arial narrow" fo:font-size="12pt" style:font-size-asian="10.5pt" style:font-size-complex="12pt"/>
    </style:style>
    <style:style style:name="T141" style:family="text">
      <style:text-properties style:font-name="arial narrow" fo:font-size="12pt" officeooo:rsid="0113dc73" style:font-size-asian="10.5pt" style:font-size-complex="12pt"/>
    </style:style>
    <style:style style:name="T142" style:family="text">
      <style:text-properties style:font-name="arial narrow" fo:font-size="12pt" fo:font-weight="normal" style:font-size-asian="10.5pt" style:font-weight-asian="normal" style:font-size-complex="12pt" style:font-weight-complex="normal"/>
    </style:style>
    <style:style style:name="T143" style:family="text">
      <style:text-properties style:font-name="arial narrow" fo:font-size="12pt" officeooo:rsid="00a79431" fo:background-color="transparent" loext:char-shading-value="0" style:font-size-asian="12pt" style:font-size-complex="12pt"/>
    </style:style>
    <style:style style:name="T144" style:family="text">
      <style:text-properties style:font-name="arial narrow" fo:font-size="12pt" officeooo:rsid="00fcf558" fo:background-color="transparent" loext:char-shading-value="0" style:font-size-asian="12pt" style:font-size-complex="12pt"/>
    </style:style>
    <style:style style:name="T145" style:family="text">
      <style:text-properties style:font-name="arial narrow" fo:font-size="12pt" officeooo:rsid="00fdb1d8" fo:background-color="transparent" loext:char-shading-value="0" style:font-size-asian="12pt" style:font-size-complex="12pt"/>
    </style:style>
    <style:style style:name="T146" style:family="text">
      <style:text-properties style:font-name="arial narrow" fo:font-size="12pt" officeooo:rsid="0116d2eb" fo:background-color="transparent" loext:char-shading-value="0" style:font-size-asian="12pt" style:font-size-complex="12pt"/>
    </style:style>
    <style:style style:name="T147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Default_20_Paragraph_20_Font"><text:span text:style-name="T2">Dr. </text:span></text:span><text:span text:style-name="Default_20_Paragraph_20_Font"><text:span text:style-name="T1">Olga O. Bochkareva</text:span></text:span></text:p>
      <text:p text:style-name="P32"><text:span text:style-name="Default_20_Paragraph_20_Font"><text:span text:style-name="T1"/></text:span></text:p>
      <text:p text:style-name="P29"><text:span text:style-name="Default_20_Paragraph_20_Font"><text:span text:style-name="T101">Address: <text:tab/><text:tab/><text:tab/></text:span></text:span><text:span text:style-name="Default_20_Paragraph_20_Font"><text:span text:style-name="T61">103</text:span></text:span><text:span text:style-name="Default_20_Paragraph_20_Font"><text:span text:style-name="T56">0 Faculty of Life Sciences</text:span></text:span><text:span text:style-name="Default_20_Paragraph_20_Font"><text:span text:style-name="T78">, University of Vienna</text:span></text:span><text:span text:style-name="Default_20_Paragraph_20_Font"><text:span text:style-name="T79">,</text:span></text:span></text:p>
      <text:p text:style-name="P29"><text:span text:style-name="T104"><text:tab/><text:tab/><text:tab/>Djerassiplatz 1, </text:span><text:span text:style-name="T105">Vienna</text:span><text:span text:style-name="T104">, Austria</text:span></text:p>
      <text:p text:style-name="P31"><text:span text:style-name="Default_20_Paragraph_20_Font"><text:span text:style-name="T106">E-mail:</text:span></text:span><text:span text:style-name="Default_20_Paragraph_20_Font"><text:span text:style-name="T107"> <text:tab/><text:tab/><text:tab/>olga.bochkareva@univie.ac.at</text:span></text:span></text:p>
      <text:p text:style-name="P30"><text:span text:style-name="Default_20_Paragraph_20_Font"><text:span text:style-name="T108">Web </text:span></text:span><text:span text:style-name="Default_20_Paragraph_20_Font"><text:span text:style-name="T109">site</text:span></text:span><text:span text:style-name="Default_20_Paragraph_20_Font"><text:span text:style-name="T108">: <text:tab/><text:tab/><text:tab/></text:span></text:span><text:span text:style-name="Hyperlink"><text:span text:style-name="T111">https://www.bochkareva.me/</text:span></text:span></text:p>
      <text:p text:style-name="P30"><text:span text:style-name="Default_20_Paragraph_20_Font"><text:span text:style-name="T110">ORCID (incl. Publications):</text:span></text:span><text:span text:style-name="Default_20_Paragraph_20_Font"><text:span text:style-name="T112"><text:tab/></text:span></text:span><text:a xlink:type="simple" xlink:href="https://orcid.org/0000-0003-1006-6639" text:style-name="Internet_20_link" text:visited-style-name="Visited_20_Internet_20_Link"><text:span text:style-name="Default_20_Paragraph_20_Font"><text:span text:style-name="T38">0000-0003-1006-6639</text:span></text:span></text:a></text:p>
      <text:p text:style-name="P32"><text:span text:style-name="Default_20_Paragraph_20_Font"><text:span text:style-name="T11"/></text:span></text:p>
      <text:p text:style-name="P32"><text:span text:style-name="Default_20_Paragraph_20_Font"><text:span text:style-name="T12">T</text:span></text:span><text:span text:style-name="Default_20_Paragraph_20_Font"><text:span text:style-name="T11">he impact and importance of the main research outputs:</text:span></text:span></text:p>
      <text:p text:style-name="P28"><text:span text:style-name="Default_20_Paragraph_20_Font"><text:span text:style-name="T143">I’m working on the intersection of comparative genomics, algorithmic biology, and evolutionary biology to build a deep understanding of bacterial genome organization and the molecular mechanisms providing complex dynamic genotype-phenotype connections. </text:span></text:span><text:span text:style-name="Default_20_Paragraph_20_Font"><text:span text:style-name="T145">How many genotypes are present simultaneously in a pure bacterial colony? What is responsible for the rates of genotype switching in a one cell line? What are the limitations of the classic model ‘one bacterial colony - one genome’ which is still a basis of genome assemblers? Under the confines of a single laboratory we develop computational methods and set-up experimental assays of engineered cultures to study complex genetic mechanisms leading to bacterial adaptation to dynamic environments characterized by multiple pressures: fluctuating nutrient availability, phages, host immune system etc.</text:span></text:span><text:span text:style-name="Default_20_Paragraph_20_Font"><text:span text:style-name="T143"> </text:span></text:span><text:span text:style-name="Default_20_Paragraph_20_Font"><text:span text:style-name="T146">I</text:span></text:span><text:span text:style-name="Default_20_Paragraph_20_Font"><text:span text:style-name="T143"> have developed a set of the methods for analysis of structural variants </text:span></text:span><text:span text:style-name="Default_20_Paragraph_20_Font"><text:span text:style-name="T144">(PaReBRick, BADLON) which provide a basis for holistic prediction of </text:span></text:span><text:span text:style-name="Default_20_Paragraph_20_Font"><text:span text:style-name="T146">phase variable systems and</text:span></text:span><text:span text:style-name="Default_20_Paragraph_20_Font"><text:span text:style-name="T144"> </text:span></text:span><text:span text:style-name="Default_20_Paragraph_20_Font"><text:span text:style-name="T146">the </text:span></text:span><text:span text:style-name="Default_20_Paragraph_20_Font"><text:span text:style-name="T144">genotype-to-phenotype connection </text:span></text:span><text:span text:style-name="Default_20_Paragraph_20_Font"><text:span text:style-name="T146">they moderate</text:span></text:span><text:span text:style-name="Default_20_Paragraph_20_Font"><text:span text:style-name="T144">.</text:span></text:span><text:span text:style-name="Default_20_Paragraph_20_Font"><text:span text:style-name="T143"> Mainly working on fundamental knowledge about bacterial genome complexity, I create efficient pipelines which might be used as a basis for clinical and industrial applications.</text:span></text:span></text:p>
      <text:p text:style-name="P27"><text:span text:style-name="Default_20_Paragraph_20_Font"><text:span text:style-name="T145"/></text:span></text:p>
      <text:p text:style-name="P14"><text:span text:style-name="Default_20_Paragraph_20_Font"><text:span text:style-name="T11">Work experience:</text:span></text:span></text:p>
      <text:p text:style-name="P12"><text:span text:style-name="Default_20_Paragraph_20_Font"><text:span text:style-name="T132">20</text:span></text:span><text:span text:style-name="Default_20_Paragraph_20_Font"><text:span text:style-name="T135">23 </text:span></text:span><text:span text:style-name="Default_20_Paragraph_20_Font"><text:span text:style-name="T132">– </text:span></text:span><text:span text:style-name="Default_20_Paragraph_20_Font"><text:span text:style-name="T135">present</text:span></text:span><text:span text:style-name="Default_20_Paragraph_20_Font"><text:span text:style-name="T132"> </text:span></text:span><text:span text:style-name="Default_20_Paragraph_20_Font"><text:span text:style-name="T137">ESPRIT Principal Investigator</text:span></text:span><text:span text:style-name="Default_20_Paragraph_20_Font"><text:span text:style-name="T126">, </text:span></text:span><text:span text:style-name="Default_20_Paragraph_20_Font"><text:span text:style-name="T128">CUBE, Centre for Microbiology and Environmental Systems Science</text:span></text:span><text:span text:style-name="Default_20_Paragraph_20_Font"><text:span text:style-name="T127">, University of Vienna</text:span></text:span><text:span text:style-name="Default_20_Paragraph_20_Font"><text:span text:style-name="T126">, Austria.</text:span></text:span></text:p>
      <text:p text:style-name="P14"><text:span text:style-name="Default_20_Paragraph_20_Font"><text:span text:style-name="T132">2019 – </text:span></text:span><text:span text:style-name="Default_20_Paragraph_20_Font"><text:span text:style-name="T135">2023</text:span></text:span><text:span text:style-name="Default_20_Paragraph_20_Font"><text:span text:style-name="T132"> </text:span></text:span><text:span text:style-name="Default_20_Paragraph_20_Font"><text:span text:style-name="T126">postdoctoral researcher, Institute of Science and Technology </text:span></text:span><text:span text:style-name="Default_20_Paragraph_20_Font"><text:span text:style-name="T129">(ISTA)</text:span></text:span><text:span text:style-name="Default_20_Paragraph_20_Font"><text:span text:style-name="T126">, Austria. Prof. Fyodor Kondrashov group.</text:span></text:span></text:p>
      <text:p text:style-name="P15"><text:span text:style-name="Default_20_Paragraph_20_Font"><text:span text:style-name="T132">2017 – 2019</text:span></text:span><text:span text:style-name="Default_20_Paragraph_20_Font"><text:span text:style-name="T126"> junior research scientist, Department of Life Sciences, Skolkovo Institute of Science and Technology, Moscow, Russia.</text:span></text:span></text:p>
      <text:p text:style-name="P16"><text:span text:style-name="Default_20_Paragraph_20_Font"><text:span text:style-name="T136">(</text:span></text:span><text:span text:style-name="Default_20_Paragraph_20_Font"><text:span text:style-name="T133">Career break</text:span></text:span><text:span text:style-name="Default_20_Paragraph_20_Font"><text:span text:style-name="T136">)</text:span></text:span><text:span text:style-name="Default_20_Paragraph_20_Font"><text:span text:style-name="T133"> 2014</text:span></text:span><text:span text:style-name="Default_20_Paragraph_20_Font"><text:span text:style-name="T134"> – </text:span></text:span><text:span text:style-name="Default_20_Paragraph_20_Font"><text:span text:style-name="T133">2017</text:span></text:span><text:span text:style-name="Default_20_Paragraph_20_Font"><text:span text:style-name="T130"> maternity leave </text:span></text:span><text:span text:style-name="Default_20_Paragraph_20_Font"><text:span text:style-name="T131">(twins)</text:span></text:span></text:p>
      <text:p text:style-name="P15"><text:span text:style-name="Default_20_Paragraph_20_Font"><text:span text:style-name="T132">201</text:span></text:span><text:span text:style-name="Default_20_Paragraph_20_Font"><text:span text:style-name="T134">2 – </text:span></text:span><text:span text:style-name="Default_20_Paragraph_20_Font"><text:span text:style-name="T132">2019</text:span></text:span><text:span text:style-name="Default_20_Paragraph_20_Font"><text:span text:style-name="T126"> junior research scientist, Kharkevich Institute for Information Transmission Problems RAS, Moscow, Russia.</text:span></text:span></text:p>
      <text:p text:style-name="P32"><text:span text:style-name="Default_20_Paragraph_20_Font"><text:span text:style-name="T11"/></text:span></text:p>
      <text:p text:style-name="P23"><text:span text:style-name="Default_20_Paragraph_20_Font"><text:span text:style-name="T11">Funding and Awards:</text:span></text:span></text:p>
      <text:p text:style-name="P37"><text:span text:style-name="Default_20_Paragraph_20_Font"><text:span text:style-name="T8">(</text:span></text:span><text:span text:style-name="Default_20_Paragraph_20_Font"><text:span text:style-name="T7">under review</text:span></text:span><text:span text:style-name="Default_20_Paragraph_20_Font"><text:span text:style-name="T8">)</text:span></text:span><text:span text:style-name="Default_20_Paragraph_20_Font"><text:span text:style-name="T7"> </text:span></text:span><text:span text:style-name="Default_20_Paragraph_20_Font"><text:span text:style-name="T33">“Genetic heterogeneity of Bacteroides PULs”,</text:span></text:span><text:span text:style-name="Default_20_Paragraph_20_Font"><text:span text:style-name="T71"> total amount</text:span></text:span><text:span text:style-name="Default_20_Paragraph_20_Font"><text:span text:style-name="T33"> </text:span></text:span><text:span text:style-name="Default_20_Paragraph_20_Font"><text:span text:style-name="T25">664.218</text:span></text:span><text:span text:style-name="Default_20_Paragraph_20_Font"><text:span text:style-name="T118">€</text:span></text:span></text:p>
      <text:p text:style-name="P26"><text:span text:style-name="Default_20_Paragraph_20_Font"><text:span text:style-name="T118">Austrian Science Fund</text:span></text:span><text:span text:style-name="Default_20_Paragraph_20_Font"><text:span text:style-name="T114">, Principal Investigator Project, </text:span></text:span><text:span text:style-name="Default_20_Paragraph_20_Font"><text:span text:style-name="T116">one </text:span></text:span><text:span text:style-name="Default_20_Paragraph_20_Font"><text:span text:style-name="T115">postdoc </text:span></text:span><text:span text:style-name="Default_20_Paragraph_20_Font"><text:span text:style-name="T116">and one </text:span></text:span><text:span text:style-name="Default_20_Paragraph_20_Font"><text:span text:style-name="T115">PhD </text:span></text:span><text:span text:style-name="Default_20_Paragraph_20_Font"><text:span text:style-name="T116">positions</text:span></text:span><text:span text:style-name="Default_20_Paragraph_20_Font"><text:span text:style-name="T115"> </text:span></text:span><text:span text:style-name="Default_20_Paragraph_20_Font"><text:span text:style-name="T116">are </text:span></text:span><text:span text:style-name="Default_20_Paragraph_20_Font"><text:span text:style-name="T115">included</text:span></text:span></text:p>
      <text:p text:style-name="P25"><text:span text:style-name="Default_20_Paragraph_20_Font"><text:span text:style-name="T3">20</text:span></text:span><text:span text:style-name="Default_20_Paragraph_20_Font"><text:span text:style-name="T4">2</text:span></text:span><text:span text:style-name="Default_20_Paragraph_20_Font"><text:span text:style-name="T5">3</text:span></text:span><text:span text:style-name="Default_20_Paragraph_20_Font"><text:span text:style-name="T60"> “Large-scale genomic features and bacterial phenotypes”, total amount – </text:span></text:span><text:span text:style-name="Default_20_Paragraph_20_Font"><text:span text:style-name="T102">294</text:span></text:span><text:span text:style-name="Default_20_Paragraph_20_Font"><text:span text:style-name="T118">,</text:span></text:span><text:span text:style-name="Default_20_Paragraph_20_Font"><text:span text:style-name="T102">015</text:span></text:span><text:span text:style-name="Default_20_Paragraph_20_Font"><text:span text:style-name="T117">€</text:span></text:span></text:p>
      <text:p text:style-name="P24"><text:span text:style-name="Default_20_Paragraph_20_Font"><text:span text:style-name="T102">Austrian Science Fund </text:span></text:span><text:span text:style-name="Default_20_Paragraph_20_Font"><text:span text:style-name="T60">ESPRIT Programme (“Early Stage Programme: Research, Innovation and Training”)</text:span></text:span></text:p>
      <text:p text:style-name="P25"><text:span text:style-name="Default_20_Paragraph_20_Font"><text:span text:style-name="T6">2019</text:span></text:span><text:span text:style-name="Default_20_Paragraph_20_Font"><text:span text:style-name="T69"> </text:span></text:span><text:span text:style-name="Default_20_Paragraph_20_Font"><text:span text:style-name="T103">ISTplus postdoctoral fellowship.</text:span></text:span><text:span text:style-name="Default_20_Paragraph_20_Font"><text:span text:style-name="T70"> Funding from the </text:span></text:span><text:span text:style-name="Default_20_Paragraph_20_Font"><text:span text:style-name="T103">European Union’s Horizon 2020</text:span></text:span><text:span text:style-name="Default_20_Paragraph_20_Font"><text:span text:style-name="T70"> research and innovation programme under the Marie Skłodowska-Curie grant agreement No 754411</text:span></text:span></text:p>
      <text:p text:style-name="P36"><text:span text:style-name="Default_20_Paragraph_20_Font"><text:span text:style-name="T70"/></text:span></text:p>
      <text:p text:style-name="P36"><text:span text:style-name="Default_20_Paragraph_20_Font"><text:span text:style-name="T11"/></text:span></text:p>
      <text:p text:style-name="P36"><text:soft-page-break/><text:span text:style-name="Default_20_Paragraph_20_Font"><text:span text:style-name="T11">Education:</text:span></text:span></text:p>
      <text:p text:style-name="P16"><text:span text:style-name="Default_20_Paragraph_20_Font"><text:span text:style-name="T124">2019 </text:span></text:span><text:span text:style-name="Default_20_Paragraph_20_Font"><text:span text:style-name="T126">Ph.D., Kharkevich Institute for Information Transmission Problems RAS,</text:span></text:span><text:span text:style-name="Default_20_Paragraph_20_Font"><text:span text:style-name="T130"> </text:span></text:span><text:span text:style-name="Default_20_Paragraph_20_Font"><text:span text:style-name="T126">PhD thesis:</text:span></text:span><text:span text:style-name="Default_20_Paragraph_20_Font"><text:span text:style-name="T125"> “Reconstruction of evolutionary history of genome rearrangements in bacteria”, </text:span></text:span><text:span text:style-name="Default_20_Paragraph_20_Font"><text:span text:style-name="T123">Supervisor: </text:span></text:span><text:span text:style-name="Default_20_Paragraph_20_Font"><text:span text:style-name="T125">Prof. Mikhail S. Gelfand.</text:span></text:span></text:p>
      <text:p text:style-name="P14"><text:span text:style-name="Default_20_Paragraph_20_Font"><text:span text:style-name="T124">2012</text:span></text:span><text:span text:style-name="Default_20_Paragraph_20_Font"><text:span text:style-name="T125"> </text:span></text:span><text:span text:style-name="Default_20_Paragraph_20_Font"><text:span text:style-name="T126">Master of Science (applied mathematics and physics), Department of Molecular and Biological Physics, Moscow Institute of Physics and Technology.</text:span></text:span></text:p>
      <text:p text:style-name="P14"><text:span text:style-name="Default_20_Paragraph_20_Font"><text:span text:style-name="T124">2010</text:span></text:span><text:span text:style-name="Default_20_Paragraph_20_Font"><text:span text:style-name="T123"> Bachelor of Science (applied mathematics and physics), Moscow Institute of Physics and Technology.</text:span></text:span></text:p>
      <text:p text:style-name="P14"><text:span text:style-name="Default_20_Paragraph_20_Font"><text:span text:style-name="T123"/></text:span></text:p>
      <text:p text:style-name="P5">Publications:</text:p>
      <text:p text:style-name="P13"><text:span text:style-name="Default_20_Paragraph_20_Font"><text:span text:style-name="T24">10</text:span></text:span><text:span text:style-name="Default_20_Paragraph_20_Font"><text:span text:style-name="T22"> peer-reviewed publications, 3 first and </text:span></text:span><text:span text:style-name="Default_20_Paragraph_20_Font"><text:span text:style-name="T23">3</text:span></text:span><text:span text:style-name="Default_20_Paragraph_20_Font"><text:span text:style-name="T22"> last authorships </text:span></text:span><text:span text:style-name="Default_20_Paragraph_20_Font"><text:span text:style-name="T34">(</text:span></text:span><text:span text:style-name="Default_20_Paragraph_20_Font"><text:span text:style-name="T35">*</text:span></text:span><text:span text:style-name="Default_20_Paragraph_20_Font"><text:span text:style-name="T34"> -</text:span></text:span><text:span text:style-name="Default_20_Paragraph_20_Font"><text:span text:style-name="T125"> equal contribution)</text:span></text:span></text:p>
      <text:list xml:id="list2293130280" text:style-name="L1">
        <text:list-item>
          <text:p text:style-name="P43"><text:span text:style-name="Default_20_Paragraph_20_Font"><text:span text:style-name="T77">K Jain, R Hauschild, </text:span></text:span><text:span text:style-name="Default_20_Paragraph_20_Font"><text:span text:style-name="T89">OO Bochkareva</text:span></text:span><text:span text:style-name="Default_20_Paragraph_20_Font"><text:span text:style-name="T77">, R Roemhild, G Tkacik, CC Guet Pulsatile basal gene expression as a fitness determinant in bacteria </text:span></text:span><text:span text:style-name="Default_20_Paragraph_20_Font"><text:span text:style-name="T89">Proc. Natl. Acad. Sci. U.S.A.</text:span></text:span><text:span text:style-name="Default_20_Paragraph_20_Font"><text:span text:style-name="T77"> 2025 Apr 07, 122(15) e2413709122 doi:10.1073/pnas.2413709122</text:span></text:span></text:p>
        </text:list-item>
        <text:list-item>
          <text:p text:style-name="P43"><text:span text:style-name="Default_20_Paragraph_20_Font"><text:span text:style-name="T77">A Yurtseven, S Buyanova, AA Agrawal, </text:span></text:span><text:span text:style-name="Default_20_Paragraph_20_Font"><text:span text:style-name="Strong_20_Emphasis"><text:span text:style-name="T98">OO Bochkareva</text:span></text:span></text:span><text:span text:style-name="Default_20_Paragraph_20_Font"><text:span text:style-name="T77"> &amp; OV Kalinina. Machine learning and phylogenetic analysis improves predicting antibiotic resistance in </text:span></text:span><text:span text:style-name="Default_20_Paragraph_20_Font"><text:span text:style-name="Emphasis"><text:span text:style-name="T63">M. tuberculosis</text:span></text:span></text:span><text:span text:style-name="Default_20_Paragraph_20_Font"><text:span text:style-name="T77"> </text:span></text:span><text:span text:style-name="Default_20_Paragraph_20_Font"><text:span text:style-name="T80">2023 </text:span></text:span><text:span text:style-name="Default_20_Paragraph_20_Font"><text:span text:style-name="Strong_20_Emphasis"><text:span text:style-name="T98">BMC Microbiol</text:span></text:span></text:span><text:span text:style-name="Default_20_Paragraph_20_Font"><text:span text:style-name="T77"> 23, 404 </text:span></text:span><text:span text:style-name="Default_20_Paragraph_20_Font"><text:span text:style-name="T80">doi:10.1186/s12866-023-03147-7</text:span></text:span></text:p>
        </text:list-item>
        <text:list-item>
          <text:p text:style-name="P44"><text:span text:style-name="Default_20_Paragraph_20_Font"><text:span text:style-name="T77">M Baumgartner, R Zirnbauer, S Schlager, D Mertens, N Gasche, B Sladek, C Herbold, </text:span></text:span><text:span text:style-name="Default_20_Paragraph_20_Font"><text:span text:style-name="T89">O</text:span></text:span><text:span text:style-name="Default_20_Paragraph_20_Font"><text:span text:style-name="T92">O</text:span></text:span><text:span text:style-name="Default_20_Paragraph_20_Font"><text:span text:style-name="T89"> Bochkareva</text:span></text:span><text:span text:style-name="Default_20_Paragraph_20_Font"><text:span text:style-name="T77">, V Emelianenko, H Vogelsang, M Lang, A Klotz, B Moik, A Makristathis, D Berry, S Dabsch, V Khare </text:span></text:span><text:span text:style-name="Default_20_Paragraph_20_Font"><text:span text:style-name="T46">&amp;</text:span></text:span><text:span text:style-name="Default_20_Paragraph_20_Font"><text:span text:style-name="T77"> C Gasche. Atypical enteropathogenic </text:span></text:span><text:span text:style-name="Default_20_Paragraph_20_Font"><text:span text:style-name="T100">E. coli</text:span></text:span><text:span text:style-name="Default_20_Paragraph_20_Font"><text:span text:style-name="T77"> are associated with disease activity in ulcerative colitis </text:span></text:span><text:span text:style-name="Default_20_Paragraph_20_Font"><text:span text:style-name="T89">Gut Microbes, </text:span></text:span><text:span text:style-name="Default_20_Paragraph_20_Font"><text:span text:style-name="T77">2022, Nov 22; 14(1):2143218 </text:span></text:span><text:span text:style-name="Default_20_Paragraph_20_Font"><text:span text:style-name="T80">doi: </text:span></text:span><text:span text:style-name="Default_20_Paragraph_20_Font"><text:span text:style-name="T77">10.1080/19490976.2022.2143218</text:span></text:span></text:p>
        </text:list-item>
        <text:list-item>
          <text:p text:style-name="P45"><text:span text:style-name="Default_20_Paragraph_20_Font"><text:span text:style-name="T72">NO Dranenko, M Tutukina, MS Gelfand, F Kondrashov </text:span></text:span><text:span text:style-name="Default_20_Paragraph_20_Font"><text:span text:style-name="T45">&amp;</text:span></text:span><text:span text:style-name="Default_20_Paragraph_20_Font"><text:span text:style-name="T72"> </text:span></text:span><text:span text:style-name="Default_20_Paragraph_20_Font"><text:span text:style-name="T88">OO Bochkareva </text:span></text:span><text:span text:style-name="Default_20_Paragraph_20_Font"><text:span text:style-name="T73">Chromosome-encoded IpaH ubiquitin ligases indicate non-human pathogenic </text:span></text:span><text:span text:style-name="Default_20_Paragraph_20_Font"><text:span text:style-name="T99">Escherichia</text:span></text:span><text:span text:style-name="Default_20_Paragraph_20_Font"><text:span text:style-name="T73"> </text:span></text:span><text:span text:style-name="Default_20_Paragraph_20_Font"><text:span text:style-name="T89">SciRep</text:span></text:span><text:span text:style-name="Default_20_Paragraph_20_Font"><text:span text:style-name="T72"> </text:span></text:span><text:span text:style-name="Default_20_Paragraph_20_Font"><text:span text:style-name="T74">2022 Apr</text:span></text:span><text:span text:style-name="Default_20_Paragraph_20_Font"><text:span text:style-name="T72"> </text:span></text:span><text:span text:style-name="Default_20_Paragraph_20_Font"><text:span text:style-name="T74">27</text:span></text:span><text:span text:style-name="Default_20_Paragraph_20_Font"><text:span text:style-name="T72">, 12:6868 doi:10.1038/s41598-022-10827-3</text:span></text:span></text:p>
        </text:list-item>
        <text:list-item>
          <text:p text:style-name="P44"><text:span text:style-name="Default_20_Paragraph_20_Font"><text:span text:style-name="T73">A Zabelkin, Y Yakovleva, </text:span></text:span><text:span text:style-name="Strong_20_Emphasis"><text:span text:style-name="T90">O Bochkareva</text:span></text:span><text:span text:style-name="Default_20_Paragraph_20_Font"><text:span text:style-name="T90">*</text:span></text:span><text:span text:style-name="Default_20_Paragraph_20_Font"><text:span text:style-name="T53"> </text:span></text:span><text:span text:style-name="Default_20_Paragraph_20_Font"><text:span text:style-name="T44">&amp; </text:span></text:span><text:span text:style-name="Default_20_Paragraph_20_Font"><text:span text:style-name="T73">N Alexeev*. PaReBrick: PArallel REarrangements and BReaks identification toolkit. </text:span></text:span><text:span text:style-name="Default_20_Paragraph_20_Font"><text:span text:style-name="T91">Bioinformatics </text:span></text:span><text:span text:style-name="Default_20_Paragraph_20_Font"><text:span text:style-name="T75">2021 </text:span></text:span><text:span text:style-name="Default_20_Paragraph_20_Font"><text:span text:style-name="T76">Oct 03;</text:span></text:span><text:span text:style-name="Default_20_Paragraph_20_Font"><text:span text:style-name="T75"> </text:span></text:span><text:span text:style-name="Default_20_Paragraph_20_Font"><text:span text:style-name="T96">38(2):357-363 </text:span></text:span><text:span text:style-name="Default_20_Paragraph_20_Font"><text:span text:style-name="T97">doi:</text:span></text:span><text:span text:style-name="Default_20_Paragraph_20_Font"><text:span text:style-name="T96">0.1093/bioinformatics/btab691</text:span></text:span></text:p>
        </text:list-item>
        <text:list-item>
          <text:p text:style-name="P48"><text:span text:style-name="Default_20_Paragraph_20_Font"><text:span text:style-name="T126">Z Seferbekova, A Zabelkin, Y Yakovleva, R Afasizhev, N Alexeev, MS Gelfand </text:span></text:span><text:span text:style-name="Default_20_Paragraph_20_Font"><text:span text:style-name="T43">&amp;</text:span></text:span><text:span text:style-name="Default_20_Paragraph_20_Font"><text:span text:style-name="T126"> </text:span></text:span><text:span text:style-name="Default_20_Paragraph_20_Font"><text:span text:style-name="T132">OO Bochkareva.</text:span></text:span><text:span text:style-name="Default_20_Paragraph_20_Font"><text:span text:style-name="T55"> </text:span></text:span><text:span text:style-name="Default_20_Paragraph_20_Font"><text:span text:style-name="T126">High rates of genome rearrangements and pathogenicity of </text:span></text:span><text:span text:style-name="Default_20_Paragraph_20_Font"><text:span text:style-name="T125">Shigella</text:span></text:span><text:span text:style-name="Default_20_Paragraph_20_Font"><text:span text:style-name="T126"> spp.</text:span></text:span><text:span text:style-name="Default_20_Paragraph_20_Font"><text:span text:style-name="T132"> Frontiers Microbiology</text:span></text:span><text:span text:style-name="Default_20_Paragraph_20_Font"><text:span text:style-name="T126"> 2021 Apr 12; 12:831. doi:10.3389/fmicb.2021.628622</text:span></text:span></text:p>
        </text:list-item>
        <text:list-item>
          <text:p text:style-name="P48"><text:span text:style-name="Default_20_Paragraph_20_Font"><text:span text:style-name="T126">O Sigalova, AV Chaplin, </text:span></text:span><text:span text:style-name="Default_20_Paragraph_20_Font"><text:span text:style-name="T132">OO Bochkareva</text:span></text:span><text:span text:style-name="Default_20_Paragraph_20_Font"><text:span text:style-name="T126">, PV Shelyakin, VA Filaretov, EE Akkuratov, V Burskaya </text:span></text:span><text:span text:style-name="Default_20_Paragraph_20_Font"><text:span text:style-name="T43">&amp;</text:span></text:span><text:span text:style-name="Default_20_Paragraph_20_Font"><text:span text:style-name="T126"> MS Gelfand. </text:span></text:span><text:span text:style-name="Default_20_Paragraph_20_Font"><text:span text:style-name="T125">Chlamydia</text:span></text:span><text:span text:style-name="Default_20_Paragraph_20_Font"><text:span text:style-name="T126"> pan-genomic analysis reveals balance between host </text:span></text:span><text:span text:style-name="Default_20_Paragraph_20_Font"><text:span text:style-name="T147">adaptation</text:span></text:span><text:span text:style-name="Default_20_Paragraph_20_Font"><text:span text:style-name="T126"> and selective pressure to genome reduction. </text:span></text:span><text:span text:style-name="Default_20_Paragraph_20_Font"><text:span text:style-name="T132">BMC Genomics.</text:span></text:span><text:span text:style-name="Default_20_Paragraph_20_Font"><text:span text:style-name="T126"> 2019 Sep 12;20(1):710. doi:10.1186/s12864-019-6059-5.</text:span></text:span></text:p>
        </text:list-item>
        <text:list-item>
          <text:p text:style-name="P48"><text:span text:style-name="Default_20_Paragraph_20_Font"><text:span text:style-name="T126">PV Shelyakin*, </text:span></text:span><text:span text:style-name="Default_20_Paragraph_20_Font"><text:span text:style-name="T132">OO Bochkareva</text:span></text:span><text:span text:style-name="Default_20_Paragraph_20_Font"><text:span text:style-name="T126">*, AA Karan </text:span></text:span><text:span text:style-name="Default_20_Paragraph_20_Font"><text:span text:style-name="T43">&amp;</text:span></text:span><text:span text:style-name="Default_20_Paragraph_20_Font"><text:span text:style-name="T126"> MS Gelfand.</text:span></text:span><text:span text:style-name="Default_20_Paragraph_20_Font"><text:span text:style-name="T54"> </text:span></text:span><text:span text:style-name="Default_20_Paragraph_20_Font"><text:span text:style-name="T126">Micro-evolution of three </text:span></text:span><text:span text:style-name="Default_20_Paragraph_20_Font"><text:span text:style-name="T125">Streptococcus</text:span></text:span><text:span text:style-name="Default_20_Paragraph_20_Font"><text:span text:style-name="T126"> species: selection, antigenic variation, and horizontal gene inflow.</text:span></text:span><text:span text:style-name="Default_20_Paragraph_20_Font"><text:span text:style-name="T132"> BMC Evol. Biol.</text:span></text:span><text:span text:style-name="Default_20_Paragraph_20_Font"><text:span text:style-name="T126"> 2019. Mar 27;19(1):83. doi:10.1186/s12862-019-1403-6.</text:span></text:span></text:p>
        </text:list-item>
        <text:list-item>
          <text:p text:style-name="P48"><text:span text:style-name="Default_20_Paragraph_20_Font"><text:span text:style-name="T132">OO Bochkareva</text:span></text:span><text:span text:style-name="Default_20_Paragraph_20_Font"><text:span text:style-name="T126">, EV Moroz, II Davydov </text:span></text:span><text:span text:style-name="Default_20_Paragraph_20_Font"><text:span text:style-name="T43">&amp;</text:span></text:span><text:span text:style-name="Default_20_Paragraph_20_Font"><text:span text:style-name="T126"> MS Gelfand. Genome rearrangements and selection in multi-chromosome bacteria </text:span></text:span><text:span text:style-name="Default_20_Paragraph_20_Font"><text:span text:style-name="T125">Burkholderia</text:span></text:span><text:span text:style-name="Default_20_Paragraph_20_Font"><text:span text:style-name="T126"> spp. </text:span></text:span><text:span text:style-name="Default_20_Paragraph_20_Font"><text:span text:style-name="T132">BMC Genomics</text:span></text:span><text:span text:style-name="Default_20_Paragraph_20_Font"><text:span text:style-name="T126">. 2018 Dec 27;19(1):965. doi:10.1186/s12864-018-5245-1.</text:span></text:span></text:p>
        </text:list-item>
        <text:list-item>
          <text:p text:style-name="P48"><text:span text:style-name="Default_20_Paragraph_20_Font"><text:span text:style-name="T132">O</text:span></text:span><text:span text:style-name="Default_20_Paragraph_20_Font"><text:span text:style-name="T138">O Bochkareva</text:span></text:span><text:span text:style-name="Default_20_Paragraph_20_Font"><text:span text:style-name="T139">, NO Dranenko, ES Ocheredko, GM Kanevsky, YN Lozinsky, VA Khalaycheva, II Artamonova </text:span></text:span><text:span text:style-name="Default_20_Paragraph_20_Font"><text:span text:style-name="T52">&amp;</text:span></text:span><text:span text:style-name="Default_20_Paragraph_20_Font"><text:span text:style-name="T139"> MS Gelfand.</text:span></text:span><text:span text:style-name="Default_20_Paragraph_20_Font"><text:span text:style-name="T126"> Genome rearrangements and phylogeny reconstruction in </text:span></text:span><text:span text:style-name="Default_20_Paragraph_20_Font"><text:span text:style-name="T125">Yersinia pestis</text:span></text:span><text:span text:style-name="Default_20_Paragraph_20_Font"><text:span text:style-name="T126">.</text:span></text:span><text:span text:style-name="Default_20_Paragraph_20_Font"><text:span text:style-name="T132"> PeerJ</text:span></text:span><text:span text:style-name="Default_20_Paragraph_20_Font"><text:span text:style-name="T126">. 2018 Mar 27;6:e4545. doi:10.7717/peerj.4545.</text:span></text:span></text:p>
        </text:list-item>
      </text:list>
      <text:p text:style-name="P42"/>
      <text:p text:style-name="P42"/>
      <text:p text:style-name="P42"/>
      <text:p text:style-name="P10"><text:soft-page-break/><text:span text:style-name="T119">Preprints </text:span><text:span text:style-name="T120">and submitted </text:span><text:span text:style-name="T121">papers</text:span><text:span text:style-name="T119">:</text:span></text:p>
      <text:list xml:id="list2739137231" text:style-name="L2">
        <text:list-item>
          <text:p text:style-name="P52"><text:span text:style-name="T49">LH Isakova, E Streltsova, </text:span><text:span text:style-name="T47">OO Bochkareva</text:span><text:span text:style-name="T49">, PK Vlasov, FA Kondrashov </text:span><text:span text:style-name="T51">D</text:span><text:span text:style-name="T49">escent from a common <text:tab/>ancestor restricts evolutionary exploration of protein sequence space </text:span><text:span text:style-name="T51">Submitted in PNAS <text:tab/>Material <text:tab/>available here: https://github.com/oist/sequence-space-dimension</text:span></text:p>
        </text:list-item>
        <text:list-item>
          <text:p text:style-name="P46"><text:span text:style-name="T140">C Zioutis, M Lang, F Pereira, </text:span><text:span text:style-name="T122">O Bochkareva</text:span><text:span text:style-name="T140">, E Kolodyazhnaya, J Osvatic, KD McCoy, S Künzel, H Fokt, JF Baines, D Berry Rapid genetic diversification of _Bacteroides thetaiotaomicron_ in mono-associated mice revealed through deep population-level sequencing. bioRxiv 2025.06.24.661302 </text:span><text:span text:style-name="T141">doi: </text:span><text:span text:style-name="T140">10.1101/2025.06.24.661302</text:span></text:p>
        </text:list-item>
        <text:list-item>
          <text:p text:style-name="P46"><text:span text:style-name="T140">M Lang, C Zioutis, A Heberlein, N Ivanovova, J Schwarz, S Köstlbacher, </text:span><text:span text:style-name="T122">O Bochkareva</text:span><text:span text:style-name="T140">, KJ Flanagan, FC Pereira, D Berry Nutrient landscape shapes the genetic diversification of the human gut commensal Bacteroides thetaiotaomicron bioRxiv 2025.06.24.661248 </text:span><text:span text:style-name="T141">doi:</text:span><text:span text:style-name="T140">10.1101/2025.06.24.661248</text:span></text:p>
        </text:list-item>
        <text:list-item>
          <text:p text:style-name="P46"><text:span text:style-name="T140">NO Dranenko, AD Rodina, YV Demenchuk, MS Gelfand </text:span><text:span text:style-name="T43">&amp;</text:span><text:span text:style-name="T140"> </text:span><text:span text:style-name="T122">OO Bochkareva.</text:span><text:span text:style-name="T140"> Evolutionary trajectories of secondary replicons in multipartite genomes </text:span><text:span text:style-name="T142">bioRxiv</text:span><text:span text:style-name="T140"> 2023 Apr 09: 536151; doi:10.1101/2023.04.09.536151</text:span></text:p>
        </text:list-item>
        <text:list-item>
          <text:p text:style-name="P54"><text:span text:style-name="Default_20_Paragraph_20_Font"><text:span text:style-name="T36">EV Vostokova, NO Dranenko, MS Gelfand, </text:span></text:span><text:span text:style-name="Default_20_Paragraph_20_Font"><text:span text:style-name="T40">OO Bochkareva</text:span></text:span><text:span text:style-name="Default_20_Paragraph_20_Font"><text:span text:style-name="T36">. Genome rearrangements and host adaptation in </text:span></text:span><text:span text:style-name="Default_20_Paragraph_20_Font"><text:span text:style-name="T41">Wolbachia </text:span></text:span><text:span text:style-name="Default_20_Paragraph_20_Font"><text:span text:style-name="T39">bioRxiv 2023 Oct</text:span></text:span><text:span text:style-name="Default_20_Paragraph_20_Font"><text:span text:style-name="T42"> </text:span></text:span><text:span text:style-name="Default_20_Paragraph_20_Font"><text:span text:style-name="T37">doi:10.1101/2023.10.25.563763</text:span></text:span></text:p>
          <text:p text:style-name="P49"/>
          <text:p text:style-name="P47"><text:span text:style-name="T48">Papers in preparation</text:span><text:span text:style-name="T47">:</text:span></text:p>
        </text:list-item>
        <text:list-item>
          <text:p text:style-name="P50"><text:span text:style-name="T49">An evolutionary-conserved mechanism of phase variation in dominant members of the mammalian gut microbiota. N Gruber, B Hekele, S Khadem, N Dranenko, E Kolodyaznaya, R Romhild, M Hennessey, F Kondrashov, D Berry, C Guet, </text:span><text:span text:style-name="T47">O Bochkareva</text:span></text:p>
        </text:list-item>
        <text:list-item>
          <text:p text:style-name="P51"><text:span text:style-name="T49">Stress-induced adaptive mutation modulated by luxS. M Hennessey-Wesen, </text:span><text:span text:style-name="T47">O Bochkareva</text:span><text:span text:style-name="T49">, J <text:s/>Merrin, CC <text:s/>Guet, </text:span><text:span text:style-name="T50">B </text:span><text:span text:style-name="T49">Hof</text:span></text:p>
        </text:list-item>
      </text:list>
      <text:p text:style-name="P6"/>
      <text:p text:style-name="P9"><text:span text:style-name="Default_20_Paragraph_20_Font"><text:span text:style-name="T13">Other contributions to the research community</text:span></text:span></text:p>
      <text:p text:style-name="P7"/>
      <text:p text:style-name="P40"><text:span text:style-name="T15">I</text:span><text:span text:style-name="T16">nvited Talks</text:span></text:p>
      <text:p text:style-name="P11"><text:span text:style-name="T62">2</text:span><text:span text:style-name="T65">024 Trinity College Dublin, Ireland</text:span><text:span text:style-name="T66">; </text:span><text:span text:style-name="T68">2024 Okinawa Institute of Science and Technology, Japan; </text:span><text:span text:style-name="T57">2022 </text:span><text:span text:style-name="T64">Helmholtz Institute for Pharmaceutical Research Saarland (HIPS)</text:span><text:span text:style-name="T57"> Saarland, Germany; 2022 SMTB</text:span><text:span text:style-name="T64">’22 </text:span><text:span text:style-name="T67">U</text:span><text:span text:style-name="T64">niversity of </text:span><text:span text:style-name="T67">T</text:span><text:span text:style-name="T64">artu, </text:span><text:span text:style-name="T57">Tartu</text:span><text:span text:style-name="T64">, </text:span><text:span text:style-name="T57">Estonia; </text:span><text:span text:style-name="T58">2021 </text:span><text:span text:style-name="T57">E</text:span><text:span text:style-name="T58">MBL, </text:span><text:span text:style-name="T59">Heidelberg </text:span><text:span text:style-name="T58">Germany</text:span></text:p>
      <text:p text:style-name="P4"/>
      <text:p text:style-name="P38"><text:span text:style-name="T14">Supervised </text:span><text:span text:style-name="T17">students</text:span><text:span text:style-name="T14">:</text:span></text:p>
      <text:p text:style-name="P34"><text:span text:style-name="Default_20_Paragraph_20_Font"><text:span text:style-name="T86">&gt;1</text:span></text:span><text:span text:style-name="Default_20_Paragraph_20_Font"><text:span text:style-name="T87">5</text:span></text:span><text:span text:style-name="Default_20_Paragraph_20_Font"><text:span text:style-name="T86"> term papers, 2 BS theses, 4 MS theses, 2 co-supervised PhD theses</text:span></text:span></text:p>
      <text:p text:style-name="P35"><text:span text:style-name="Default_20_Paragraph_20_Font"><text:span text:style-name="T86"/></text:span></text:p>
      <text:p text:style-name="P39"><text:span text:style-name="Default_20_Paragraph_20_Font"><text:span text:style-name="T21">New courses development and implementation to educational programs:</text:span></text:span></text:p>
      <text:p text:style-name="P33"><text:span text:style-name="Default_20_Paragraph_20_Font"><text:span text:style-name="T86">- </text:span></text:span><text:span text:style-name="Default_20_Paragraph_20_Font"><text:span text:style-name="T94">Semester course</text:span></text:span><text:span text:style-name="Default_20_Paragraph_20_Font"><text:span text:style-name="T86">, “Comparative genomics of prokaryotes” for master and PhD students.</text:span></text:span></text:p>
      <text:p text:style-name="P33"><text:span text:style-name="Default_20_Paragraph_20_Font"><text:span text:style-name="T86">Taught for Bioinformatics Institute (St Petersburg, Russia) in Fall 2020, final evaluation by students: 9.3 out of 10 (the highest evaluation across all courses during the term).</text:span></text:span></text:p>
      <text:p text:style-name="P33"><text:span text:style-name="Default_20_Paragraph_20_Font"><text:span text:style-name="T86">- </text:span></text:span><text:span text:style-name="Default_20_Paragraph_20_Font"><text:span text:style-name="T95">B</text:span></text:span><text:span text:style-name="Default_20_Paragraph_20_Font"><text:span text:style-name="T94">ioinformatics workshop</text:span></text:span><text:span text:style-name="Default_20_Paragraph_20_Font"><text:span text:style-name="T95">s</text:span></text:span><text:span text:style-name="Default_20_Paragraph_20_Font"><text:span text:style-name="T86"> for a broad audience.</text:span></text:span></text:p>
      <text:p text:style-name="P8"/>
      <text:p text:style-name="P41"><text:span text:style-name="T18">Services for the scientific community and </text:span><text:bookmark text:name="tw-target-text"/><text:span text:style-name="T19">volunteerin</text:span><text:span text:style-name="T20">g</text:span></text:p>
      <text:p text:style-name="P17"><text:span text:style-name="Default_20_Paragraph_20_Font"><text:span text:style-name="T93">- Summer School of Theoretical and Molecular Biology</text:span></text:span></text:p>
      <text:p text:style-name="P17"><text:soft-page-break/><text:span text:style-name="Default_20_Paragraph_20_Font"><text:span text:style-name="T82">design of the research project, hiring lab staff, lecturers and course instructors; design of lectures and courses; management of courses execution and labs; student supervision.</text:span></text:span></text:p>
      <text:p text:style-name="P18"><text:span text:style-name="Default_20_Paragraph_20_Font"><text:span text:style-name="T93">- Bioinformatics Institute </text:span></text:span><text:span text:style-name="Default_20_Paragraph_20_Font"><text:span text:style-name="T83">(non-governmental non-profit Bioinformatics research and educational institution)</text:span></text:span></text:p>
      <text:p text:style-name="P17"><text:span text:style-name="Default_20_Paragraph_20_Font"><text:span text:style-name="T82">giving open lectures and workshops for broad audience interested in bioinformatics</text:span></text:span></text:p>
      <text:p text:style-name="P17"><text:span text:style-name="Default_20_Paragraph_20_Font"><text:span text:style-name="T93">- Member of Scholars-Without-Borders programme</text:span></text:span></text:p>
      <text:p text:style-name="P17"><text:span text:style-name="Default_20_Paragraph_20_Font"><text:span text:style-name="T82">supporting students and academics from Ukraine, Belarus or Russia affected by the war</text:span></text:span></text:p>
      <text:p text:style-name="P17"><text:span text:style-name="Default_20_Paragraph_20_Font"><text:span text:style-name="T93">- Member of Women In Biology Initiative</text:span></text:span></text:p>
      <text:p text:style-name="P17"><text:span text:style-name="Default_20_Paragraph_20_Font"><text:span text:style-name="T82">supporting the careers of female scientists at all levels</text:span></text:span></text:p>
      <text:p text:style-name="P17"><text:span text:style-name="Default_20_Paragraph_20_Font"><text:span text:style-name="T82"/></text:span></text:p>
      <text:p text:style-name="P19"><text:span text:style-name="Default_20_Paragraph_20_Font"><text:span text:style-name="T9">Languages:</text:span></text:span><text:span text:style-name="Default_20_Paragraph_20_Font"><text:span text:style-name="T113"> </text:span></text:span><text:span text:style-name="Default_20_Paragraph_20_Font"><text:span text:style-name="T82">English (fluent),</text:span></text:span><text:span text:style-name="Default_20_Paragraph_20_Font"><text:span text:style-name="T81"> German (</text:span></text:span><text:span text:style-name="Default_20_Paragraph_20_Font"><text:span text:style-name="T84">А2</text:span></text:span><text:span text:style-name="Default_20_Paragraph_20_Font"><text:span text:style-name="T81">), Russian </text:span></text:span><text:span text:style-name="Default_20_Paragraph_20_Font"><text:span text:style-name="T85">(native)</text:span></text:span></text:p>
      <text:p text:style-name="P19"><text:span text:style-name="Default_20_Paragraph_20_Font"><text:span text:style-name="T85"/></text:span></text:p>
      <text:p text:style-name="P20"><text:span text:style-name="Default_20_Paragraph_20_Font"><text:span text:style-name="T10">C</text:span></text:span><text:span text:style-name="Default_20_Paragraph_20_Font"><text:span text:style-name="T9">ontact details of referees:</text:span></text:span></text:p>
      <text:p text:style-name="P22"><text:span text:style-name="Default_20_Paragraph_20_Font"><text:span text:style-name="T29">Prof. </text:span></text:span><text:span text:style-name="Default_20_Paragraph_20_Font"><text:span text:style-name="T30">Mikhail Gelfand</text:span></text:span><text:span text:style-name="Default_20_Paragraph_20_Font"><text:span text:style-name="T29">:<text:tab/><text:tab/><text:tab/><text:tab/></text:span></text:span><text:a xlink:type="simple" xlink:href="mailto:mikhail.gelfand@gmail.com" text:style-name="Internet_20_link" text:visited-style-name="Visited_20_Internet_20_Link"><text:span text:style-name="Default_20_Paragraph_20_Font"><text:span text:style-name="T31">mikhail.gelfand@gmail.com</text:span></text:span></text:a></text:p>
      <text:p text:style-name="P22"><text:span text:style-name="Default_20_Paragraph_20_Font"><text:span text:style-name="T26"><text:tab/><text:tab/><text:tab/><text:tab/></text:span></text:span><text:a xlink:type="simple" xlink:href="https://faculty.skoltech.ru/people/mikhailgelfand" text:style-name="Internet_20_link" text:visited-style-name="Visited_20_Internet_20_Link"><text:span text:style-name="Default_20_Paragraph_20_Font">https://faculty.skoltech.ru/people/mikhailgelfand</text:span></text:a></text:p>
      <text:p text:style-name="P22"><text:span text:style-name="Default_20_Paragraph_20_Font"><text:span text:style-name="T26"/></text:span></text:p>
      <text:p text:style-name="P21"><text:span text:style-name="Default_20_Paragraph_20_Font"><text:span text:style-name="T27">Prof. </text:span></text:span><text:span text:style-name="Default_20_Paragraph_20_Font"><text:span text:style-name="T28">Fyodor Kondrashov:<text:tab/><text:tab/><text:tab/></text:span></text:span><text:a xlink:type="simple" xlink:href="mailto:Fyodor.Kondrashov@oist.jp" text:style-name="Internet_20_link" text:visited-style-name="Visited_20_Internet_20_Link"><text:span text:style-name="Default_20_Paragraph_20_Font"><text:span text:style-name="T32">Fyodor.Kondrashov@oist.jp</text:span></text:span></text:a></text:p>
      <text:p text:style-name="P21"><text:span text:style-name="Default_20_Paragraph_20_Font"><text:span text:style-name="T26"><text:tab/><text:tab/><text:tab/><text:tab/></text:span></text:span><text:a xlink:type="simple" xlink:href="https://www.oist.jp/research/fyodor-kondrashov" text:style-name="Internet_20_link" text:visited-style-name="Visited_20_Internet_20_Link"><text:span text:style-name="Default_20_Paragraph_20_Font">https://www.oist.jp/research/fyodor-kondrashov</text:span></text:a></text:p>
      <text:p text:style-name="P21"><text:span text:style-name="Default_20_Paragraph_20_Font"><text:span text:style-name="T26"/></text:span></text:p>
      <text:p text:style-name="P21"><text:span text:style-name="Default_20_Paragraph_20_Font"><text:span text:style-name="T29">Prof. Calin Guet:<text:tab/><text:tab/><text:tab/><text:tab/></text:span></text:span><text:a xlink:type="simple" xlink:href="mailto:Calin.Guet@ist.ac.at" text:style-name="Internet_20_link" text:visited-style-name="Visited_20_Internet_20_Link"><text:span text:style-name="Default_20_Paragraph_20_Font"><text:span text:style-name="T31">Calin.Guet@ist.ac.at</text:span></text:span></text:a></text:p>
      <text:p text:style-name="P21"><text:span text:style-name="Default_20_Paragraph_20_Font"><text:span text:style-name="T26"><text:tab/><text:tab/><text:tab/><text:tab/></text:span></text:span><text:a xlink:type="simple" xlink:href="https://ist.ac.at/en/research/guet-group/" text:style-name="Internet_20_link" text:visited-style-name="Visited_20_Internet_20_Link"><text:span text:style-name="Default_20_Paragraph_20_Font">https://ist.ac.at/en/research/guet-group/</text:span></text:a></text:p>
      <text:p text:style-name="P21"><text:span text:style-name="Default_20_Paragraph_20_Font"><text:span text:style-name="T26"/></text:span></text:p>
      <text:p text:style-name="P21"><text:span text:style-name="Default_20_Paragraph_20_Font"><text:span text:style-name="T29">Prof. David Berry:<text:tab/><text:tab/><text:tab/><text:tab/>david.berry@univie.ac.at </text:span></text:span></text:p>
      <text:p text:style-name="P21"><text:span text:style-name="Default_20_Paragraph_20_Font"><text:span text:style-name="T26"><text:tab/><text:tab/><text:tab/><text:tab/></text:span></text:span><text:a xlink:type="simple" xlink:href="https://dome.univie.ac.at/berry/" text:style-name="Internet_20_link" text:visited-style-name="Visited_20_Internet_20_Link"><text:span text:style-name="Default_20_Paragraph_20_Font">https://dome.univie.ac.at/berry/</text:span></text:a></text:p>
      <text:p text:style-name="P21"><text:span text:style-name="Default_20_Paragraph_20_Fon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DejaVu Sans1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1" style:font-family-asian="OpenSymbol" style:font-family-generic-asian="roman" style:font-pitch-asian="variable" style:font-name-complex="OpenSymbol1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1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loext:num-list-format="%2%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Алексей Бочкарев</meta:initial-creator>
    <meta:creation-date>2021-04-26T21:02:00Z</meta:creation-date>
    <dc:date>2025-11-18T09:20:25.345589057</dc:date>
    <meta:editing-cycles>206</meta:editing-cycles>
    <meta:editing-duration>PT15H40M35S</meta:editing-duration>
    <meta:document-statistic meta:table-count="1" meta:image-count="0" meta:object-count="0" meta:page-count="4" meta:paragraph-count="75" meta:word-count="1212" meta:character-count="9254" meta:non-whitespace-character-count="8084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grant/2021-04-28_CV_Bochkareva.odt/Normal.dotm"/>
  </office:meta>
</office:document-meta>
</file>